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2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6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lpha</text:p>
          </table:table-cell>
          <table:table-cell table:style-name="ce4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Baseline-hybrid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92" calcext:value-type="float">
            <text:p>0.0669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858" calcext:value-type="float">
            <text:p>0.068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055" calcext:value-type="float">
            <text:p>0.060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612" calcext:value-type="float">
            <text:p>0.066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461" calcext:value-type="float">
            <text:p>0.0646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602" calcext:value-type="float">
            <text:p>0.0660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314" calcext:value-type="float">
            <text:p>0.063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45" calcext:value-type="float">
            <text:p>0.0674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431" calcext:value-type="float">
            <text:p>0.0643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749" calcext:value-type="float">
            <text:p>0.0674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19" calcext:value-type="float">
            <text:p>0.0671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234" calcext:value-type="float">
            <text:p>0.0623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812" calcext:value-type="float">
            <text:p>0.068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39" calcext:value-type="float">
            <text:p>0.0683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96" calcext:value-type="float">
            <text:p>0.0699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498" calcext:value-type="float">
            <text:p>0.064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69" calcext:value-type="float">
            <text:p>0.0656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14" calcext:value-type="float">
            <text:p>0.068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85" calcext:value-type="float">
            <text:p>0.0688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8" calcext:value-type="float">
            <text:p>0.066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03" calcext:value-type="float">
            <text:p>0.06603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161" calcext:value-type="float">
            <text:p>0.0616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248" calcext:value-type="float">
            <text:p>0.0624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834" calcext:value-type="float">
            <text:p>0.0683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9" calcext:value-type="float">
            <text:p>0.0693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49" calcext:value-type="float">
            <text:p>0.0694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93" calcext:value-type="float">
            <text:p>0.0679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99" calcext:value-type="float">
            <text:p>0.0659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297" calcext:value-type="float">
            <text:p>0.0629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462" calcext:value-type="float">
            <text:p>0.0646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904" calcext:value-type="float">
            <text:p>0.069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73" calcext:value-type="float">
            <text:p>0.0687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689" calcext:value-type="float">
            <text:p>0.0668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604" calcext:value-type="float">
            <text:p>0.066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29" calcext:value-type="float">
            <text:p>0.062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21" calcext:value-type="float">
            <text:p>0.0662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632" calcext:value-type="float">
            <text:p>0.066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83" calcext:value-type="float">
            <text:p>0.0688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2" calcext:value-type="float">
            <text:p>0.064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51" calcext:value-type="float">
            <text:p>0.0665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452" calcext:value-type="float">
            <text:p>0.0645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72" calcext:value-type="float">
            <text:p>0.068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5455" calcext:value-type="float">
            <text:p>0.05455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911" calcext:value-type="float">
            <text:p>0.0691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36" calcext:value-type="float">
            <text:p>0.066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761" calcext:value-type="float">
            <text:p>0.0576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5433" calcext:value-type="float">
            <text:p>0.05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737" calcext:value-type="float">
            <text:p>0.0673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16" calcext:value-type="float">
            <text:p>0.0661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7" calcext:value-type="float">
            <text:p>0.0588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284" calcext:value-type="float">
            <text:p>0.062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63" calcext:value-type="float">
            <text:p>0.0686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977" calcext:value-type="float">
            <text:p>0.069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136" calcext:value-type="float">
            <text:p>0.061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67" calcext:value-type="float">
            <text:p>0.061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972" calcext:value-type="float">
            <text:p>0.069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91" calcext:value-type="float">
            <text:p>0.0689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33" calcext:value-type="float">
            <text:p>0.06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214" calcext:value-type="float">
            <text:p>0.0621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76" calcext:value-type="float">
            <text:p>0.0667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943" calcext:value-type="float">
            <text:p>0.0694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351" calcext:value-type="float">
            <text:p>0.0635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5867" calcext:value-type="float">
            <text:p>0.058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599" calcext:value-type="float">
            <text:p>0.0599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5936" calcext:value-type="float">
            <text:p>0.059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988" calcext:value-type="float">
            <text:p>0.069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488" calcext:value-type="float">
            <text:p>0.064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022" calcext:value-type="float">
            <text:p>0.060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32" calcext:value-type="float">
            <text:p>0.0693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57" calcext:value-type="float">
            <text:p>0.0655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99" calcext:value-type="float">
            <text:p>0.0699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983" calcext:value-type="float">
            <text:p>0.0698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8" calcext:value-type="float">
            <text:p>0.058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833" calcext:value-type="float">
            <text:p>0.068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129" calcext:value-type="float">
            <text:p>0.0612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27" calcext:value-type="float">
            <text:p>0.0682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184" calcext:value-type="float">
            <text:p>0.0618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756" calcext:value-type="float">
            <text:p>0.0675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89" calcext:value-type="float">
            <text:p>0.068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563" calcext:value-type="float">
            <text:p>0.0656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14" calcext:value-type="float">
            <text:p>0.065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35" calcext:value-type="float">
            <text:p>0.0683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125" calcext:value-type="float">
            <text:p>0.0612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89" calcext:value-type="float">
            <text:p>0.067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2" calcext:value-type="float">
            <text:p>0.068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914" calcext:value-type="float">
            <text:p>0.069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59" calcext:value-type="float">
            <text:p>0.0685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" calcext:value-type="float">
            <text:p>0.1</text:p>
          </table:table-cell>
          <table:table-cell office:value-type="float" office:value="0.06939" calcext:value-type="float">
            <text:p>0.0693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5928" calcext:value-type="float">
            <text:p>0.0592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5808" calcext:value-type="float">
            <text:p>0.0580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862" calcext:value-type="float">
            <text:p>0.05862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521" calcext:value-type="float">
            <text:p>0.0652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265" calcext:value-type="float">
            <text:p>0.0626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335" calcext:value-type="float">
            <text:p>0.0633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816" calcext:value-type="float">
            <text:p>0.0681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741" calcext:value-type="float">
            <text:p>0.0674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508" calcext:value-type="float">
            <text:p>0.0650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38" calcext:value-type="float">
            <text:p>0.0693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515" calcext:value-type="float">
            <text:p>0.0651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13" calcext:value-type="float">
            <text:p>0.0681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72" calcext:value-type="float">
            <text:p>0.0672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733" calcext:value-type="float">
            <text:p>0.0673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81" calcext:value-type="float">
            <text:p>0.0688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49" calcext:value-type="float">
            <text:p>0.0684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77" calcext:value-type="float">
            <text:p>0.0687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764" calcext:value-type="float">
            <text:p>0.06764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581" calcext:value-type="float">
            <text:p>0.0658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818" calcext:value-type="float">
            <text:p>0.0681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95" calcext:value-type="float">
            <text:p>0.0689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687" calcext:value-type="float">
            <text:p>0.0668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4" calcext:value-type="float">
            <text:p>0.06824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576" calcext:value-type="float">
            <text:p>0.0657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2" calcext:value-type="float">
            <text:p>0.2</text:p>
          </table:table-cell>
          <table:table-cell office:value-type="float" office:value="0.06807" calcext:value-type="float">
            <text:p>0.0680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82" calcext:value-type="float">
            <text:p>0.0678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67" calcext:value-type="float">
            <text:p>0.0666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95" calcext:value-type="float">
            <text:p>0.06695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604" calcext:value-type="float">
            <text:p>0.0660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857" calcext:value-type="float">
            <text:p>0.0685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393" calcext:value-type="float">
            <text:p>0.0639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624" calcext:value-type="float">
            <text:p>0.0662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247" calcext:value-type="float">
            <text:p>0.0624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98" calcext:value-type="float">
            <text:p>0.06698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92" calcext:value-type="float">
            <text:p>0.0669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227" calcext:value-type="float">
            <text:p>0.0622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208" calcext:value-type="float">
            <text:p>0.06208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143" calcext:value-type="float">
            <text:p>0.0614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68" calcext:value-type="float">
            <text:p>0.06868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021" calcext:value-type="float">
            <text:p>0.06021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14" calcext:value-type="float">
            <text:p>0.0611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5956" calcext:value-type="float">
            <text:p>0.0595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102" calcext:value-type="float">
            <text:p>0.0610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693" calcext:value-type="float">
            <text:p>0.0669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727" calcext:value-type="float">
            <text:p>0.0672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003" calcext:value-type="float">
            <text:p>0.0600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415" calcext:value-type="float">
            <text:p>0.06415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49" calcext:value-type="float">
            <text:p>0.06249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049" calcext:value-type="float">
            <text:p>0.06049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9" calcext:value-type="float">
            <text:p>0.06439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94" calcext:value-type="float">
            <text:p>0.0669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226" calcext:value-type="float">
            <text:p>0.0622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86" calcext:value-type="float">
            <text:p>0.0668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" calcext:value-type="float">
            <text:p>0.1</text:p>
          </table:table-cell>
          <table:table-cell table:style-name="ce6" office:value-type="float" office:value="0.0632" calcext:value-type="float">
            <text:p>0.063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3225806452" calcext:value-type="float">
            <text:p>0.103225806452</text:p>
          </table:table-cell>
          <table:table-cell table:style-name="ce6" office:value-type="float" office:value="0.06973" calcext:value-type="float">
            <text:p>0.0697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6451612903" calcext:value-type="float">
            <text:p>0.106451612903</text:p>
          </table:table-cell>
          <table:table-cell table:style-name="ce6" office:value-type="float" office:value="0.06432" calcext:value-type="float">
            <text:p>0.0643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9677419355" calcext:value-type="float">
            <text:p>0.109677419355</text:p>
          </table:table-cell>
          <table:table-cell table:style-name="ce6" office:value-type="float" office:value="0.06123" calcext:value-type="float">
            <text:p>0.0612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2903225806" calcext:value-type="float">
            <text:p>0.112903225806</text:p>
          </table:table-cell>
          <table:table-cell table:style-name="ce6" office:value-type="float" office:value="0.06028" calcext:value-type="float">
            <text:p>0.0602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6129032258" calcext:value-type="float">
            <text:p>0.116129032258</text:p>
          </table:table-cell>
          <table:table-cell table:style-name="ce6" office:value-type="float" office:value="0.06861" calcext:value-type="float">
            <text:p>0.0686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935483871" calcext:value-type="float">
            <text:p>0.11935483871</text:p>
          </table:table-cell>
          <table:table-cell table:style-name="ce6" office:value-type="float" office:value="0.07032" calcext:value-type="float">
            <text:p>0.0703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2580645161" calcext:value-type="float">
            <text:p>0.122580645161</text:p>
          </table:table-cell>
          <table:table-cell table:style-name="ce6" office:value-type="float" office:value="0.06344" calcext:value-type="float">
            <text:p>0.06344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5806451613" calcext:value-type="float">
            <text:p>0.125806451613</text:p>
          </table:table-cell>
          <table:table-cell table:style-name="ce6" office:value-type="float" office:value="0.06388" calcext:value-type="float">
            <text:p>0.0638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9032258065" calcext:value-type="float">
            <text:p>0.129032258065</text:p>
          </table:table-cell>
          <table:table-cell table:style-name="ce6" office:value-type="float" office:value="0.0631" calcext:value-type="float">
            <text:p>0.063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2258064516" calcext:value-type="float">
            <text:p>0.132258064516</text:p>
          </table:table-cell>
          <table:table-cell table:style-name="ce6" office:value-type="float" office:value="0.06298" calcext:value-type="float">
            <text:p>0.0629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5483870968" calcext:value-type="float">
            <text:p>0.135483870968</text:p>
          </table:table-cell>
          <table:table-cell table:style-name="ce6" office:value-type="float" office:value="0.07058" calcext:value-type="float">
            <text:p>0.0705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8709677419" calcext:value-type="float">
            <text:p>0.138709677419</text:p>
          </table:table-cell>
          <table:table-cell table:style-name="ce6" office:value-type="float" office:value="0.06064" calcext:value-type="float">
            <text:p>0.06064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1935483871" calcext:value-type="float">
            <text:p>0.141935483871</text:p>
          </table:table-cell>
          <table:table-cell table:style-name="ce6" office:value-type="float" office:value="0.06729" calcext:value-type="float">
            <text:p>0.0672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5161290323" calcext:value-type="float">
            <text:p>0.145161290323</text:p>
          </table:table-cell>
          <table:table-cell table:style-name="ce6" office:value-type="float" office:value="0.06659" calcext:value-type="float">
            <text:p>0.0665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8387096774" calcext:value-type="float">
            <text:p>0.148387096774</text:p>
          </table:table-cell>
          <table:table-cell table:style-name="ce6" office:value-type="float" office:value="0.06641" calcext:value-type="float">
            <text:p>0.0664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1612903226" calcext:value-type="float">
            <text:p>0.151612903226</text:p>
          </table:table-cell>
          <table:table-cell table:style-name="ce6" office:value-type="float" office:value="0.06382" calcext:value-type="float">
            <text:p>0.0638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4838709677" calcext:value-type="float">
            <text:p>0.154838709677</text:p>
          </table:table-cell>
          <table:table-cell table:style-name="ce6" office:value-type="float" office:value="0.06179" calcext:value-type="float">
            <text:p>0.0617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8064516129" calcext:value-type="float">
            <text:p>0.158064516129</text:p>
          </table:table-cell>
          <table:table-cell table:style-name="ce6" office:value-type="float" office:value="0.0695" calcext:value-type="float">
            <text:p>0.0695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1290322581" calcext:value-type="float">
            <text:p>0.161290322581</text:p>
          </table:table-cell>
          <table:table-cell table:style-name="ce6" office:value-type="float" office:value="0.06012" calcext:value-type="float">
            <text:p>0.0601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4516129032" calcext:value-type="float">
            <text:p>0.164516129032</text:p>
          </table:table-cell>
          <table:table-cell table:style-name="ce6" office:value-type="float" office:value="0.06772" calcext:value-type="float">
            <text:p>0.0677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7741935484" calcext:value-type="float">
            <text:p>0.167741935484</text:p>
          </table:table-cell>
          <table:table-cell table:style-name="ce6" office:value-type="float" office:value="0.06333" calcext:value-type="float">
            <text:p>0.0633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0967741935" calcext:value-type="float">
            <text:p>0.170967741935</text:p>
          </table:table-cell>
          <table:table-cell table:style-name="ce6" office:value-type="float" office:value="0.06702" calcext:value-type="float">
            <text:p>0.0670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4193548387" calcext:value-type="float">
            <text:p>0.174193548387</text:p>
          </table:table-cell>
          <table:table-cell table:style-name="ce6" office:value-type="float" office:value="0.06052" calcext:value-type="float">
            <text:p>0.0605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7419354839" calcext:value-type="float">
            <text:p>0.177419354839</text:p>
          </table:table-cell>
          <table:table-cell table:style-name="ce6" office:value-type="float" office:value="0.06493" calcext:value-type="float">
            <text:p>0.0649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064516129" calcext:value-type="float">
            <text:p>0.18064516129</text:p>
          </table:table-cell>
          <table:table-cell table:style-name="ce6" office:value-type="float" office:value="0.06569" calcext:value-type="float">
            <text:p>0.0656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3870967742" calcext:value-type="float">
            <text:p>0.183870967742</text:p>
          </table:table-cell>
          <table:table-cell table:style-name="ce6" office:value-type="float" office:value="0.06386" calcext:value-type="float">
            <text:p>0.06386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7096774194" calcext:value-type="float">
            <text:p>0.187096774194</text:p>
          </table:table-cell>
          <table:table-cell table:style-name="ce6" office:value-type="float" office:value="0.06601" calcext:value-type="float">
            <text:p>0.0660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0322580645" calcext:value-type="float">
            <text:p>0.190322580645</text:p>
          </table:table-cell>
          <table:table-cell table:style-name="ce6" office:value-type="float" office:value="0.06666" calcext:value-type="float">
            <text:p>0.06666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3548387097" calcext:value-type="float">
            <text:p>0.193548387097</text:p>
          </table:table-cell>
          <table:table-cell table:style-name="ce6" office:value-type="float" office:value="0.0679" calcext:value-type="float">
            <text:p>0.067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6774193548" calcext:value-type="float">
            <text:p>0.196774193548</text:p>
          </table:table-cell>
          <table:table-cell table:style-name="ce6" office:value-type="float" office:value="0.06745" calcext:value-type="float">
            <text:p>0.06745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681" calcext:value-type="float">
            <text:p>0.0681</text:p>
          </table:table-cell>
        </table:table-row>
        <table:table-row table:style-name="ro1" table:number-rows-repeated="1048349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227:Sheet1.C1048576 Sheet1.C1:Sheet1.C194">
            <calcext:condition calcext:apply-style-name="Good" calcext:value="between(10,0.7)" calcext:base-cell-address="Sheet1.C1"/>
            <calcext:condition calcext:apply-style-name="Bad" calcext:value="&gt;=0.69" calcext:base-cell-address="Sheet1.C1"/>
          </calcext:conditional-format>
          <calcext:conditional-format calcext:target-range-address="Sheet1.C195:Sheet1.C226">
            <calcext:condition calcext:apply-style-name="Good" calcext:value="between(10,0.7)" calcext:base-cell-address="Sheet1.C195"/>
            <calcext:condition calcext:apply-style-name="Bad" calcext:value="&gt;=0.69" calcext:base-cell-address="Sheet1.C195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02:48:27.732619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1:49:28.448833532</meta:creation-date>
    <meta:editing-duration>P3DT12H12M19S</meta:editing-duration>
    <meta:editing-cycles>17</meta:editing-cycles>
    <meta:generator>LibreOffice/5.3.7.2.0$Linux_X86_64 LibreOffice_project/30$Build-2</meta:generator>
    <dc:date>2017-12-27T10:23:11.211837961</dc:date>
    <meta:document-statistic meta:table-count="1" meta:cell-count="678" meta:object-count="0"/>
  </office:meta>
</office:document-meta>
</file>